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SOCPEUR1" svg:font-family="ISOCPEUR, Arial"/>
    <style:font-face style:name="IsOCPEUR" svg:font-family="IsOCPEUR, Arial"/>
    <style:font-face style:name="F" svg:font-family="" style:font-family-generic="roman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1cm" fo:margin-right="0cm" fo:text-indent="0cm" style:auto-text-indent="false"/>
    </style:style>
    <style:style style:name="P2" style:family="paragraph" style:parent-style-name="Standard">
      <style:paragraph-properties fo:margin-left="0.51cm" fo:margin-right="0cm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51cm" fo:margin-right="0cm" fo:line-height="150%" fo:text-align="start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.898cm" fo:margin-right="0cm" fo:line-height="150%" fo:text-align="start" style:justify-single-word="false" fo:text-indent="-0.363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margin-left="0.898cm" fo:margin-right="0cm" fo:line-height="150%" fo:text-align="start" style:justify-single-word="false" fo:text-indent="-0.388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50%" fo:text-align="center" fo:text-indent="0cm" style:writing-mode="lr-tb"/>
    </style:style>
    <style:style style:name="P9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10" style:family="paragraph">
      <style:paragraph-properties fo:margin-left="0cm" fo:margin-right="0cm" fo:line-height="150%" fo:text-align="justify" fo:text-indent="0cm" style:writing-mode="lr-tb"/>
    </style:style>
    <style:style style:name="P11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12" style:family="paragraph">
      <style:paragraph-properties fo:margin-left="0cm" fo:margin-right="0cm" fo:line-height="150%" fo:text-align="center" fo:text-indent="0cm" style:writing-mode="lr-tb"/>
      <style:text-properties fo:font-size="9pt" style:font-size-asian="9pt" style:font-size-complex="9pt"/>
    </style:style>
    <style:style style:name="P13" style:family="paragraph">
      <style:paragraph-properties fo:margin-left="0cm" fo:margin-right="0cm" fo:line-height="150%" fo:text-align="center" fo:text-indent="0cm" style:writing-mode="lr-tb"/>
      <style:text-properties style:font-name="IsOCPEUR" fo:font-size="9pt" fo:font-style="italic" style:font-size-asian="9pt" style:font-style-asian="italic" style:font-size-complex="9pt" style:font-style-complex="italic"/>
    </style:style>
    <style:style style:name="P14" style:family="paragraph">
      <style:paragraph-properties fo:margin-left="0.499cm" fo:margin-right="0cm" fo:line-height="100%" fo:text-align="center" fo:text-indent="0cm">
        <style:tab-stops/>
      </style:paragraph-properties>
      <style:text-properties style:font-name="F" fo:font-size="14pt" fo:language="ru" fo:country="RU" fo:font-weight="bold" style:font-size-asian="14pt" style:font-weight-asian="bold" style:font-size-complex="14pt" style:font-weight-complex="bold"/>
    </style:style>
    <style:style style:name="P15" style:family="paragraph">
      <style:paragraph-properties fo:margin-left="0cm" fo:margin-right="0cm" fo:line-height="150%" fo:text-align="center" fo:text-indent="1.251cm" style:writing-mode="lr-tb"/>
    </style:style>
    <style:style style:name="P16" style:family="paragraph">
      <style:paragraph-properties fo:margin-left="0cm" fo:margin-right="0cm" fo:line-height="100%" fo:text-align="start" fo:text-indent="1.251cm" style:writing-mode="lr-tb"/>
    </style:style>
    <style:style style:name="P17" style:family="paragraph">
      <style:paragraph-properties fo:margin-left="0cm" fo:margin-right="0cm" fo:line-height="150%" fo:text-align="start" fo:text-indent="1.251cm" style:writing-mode="lr-tb"/>
    </style:style>
    <style:style style:name="P18" style:family="paragraph">
      <style:paragraph-properties fo:margin-left="0cm" fo:margin-right="0cm" fo:line-height="150%" fo:text-align="justify" fo:text-indent="1.251cm" style:writing-mode="lr-tb"/>
    </style:style>
    <style:style style:name="T1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2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3" style:family="text">
      <style:text-properties style:font-name="IsOCPEUR" fo:font-size="9pt" fo:font-style="italic" style:font-size-asian="9pt" style:font-style-asian="italic" style:font-size-complex="9pt" style:font-style-complex="italic"/>
    </style:style>
    <style:style style:name="T4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ISOCPEUR" fo:font-size="14pt" fo:language="ru" fo:country="RU" fo:font-style="italic" fo:font-weight="normal" style:font-name-asian="Arial" style:font-size-asian="14pt" style:language-asian="ar" style:country-asian="SA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6" style:family="text">
      <style:text-properties style:use-window-font-color="true" style:font-name="ISOCPEUR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ISOCPEUR1" fo:font-size="12pt" fo:language="ru" fo:country="RU" fo:font-style="italic" style:font-name-asian="Times New Roman" style:font-size-asian="12pt" style:font-style-asian="italic" style:font-name-complex="Calibri" style:font-size-complex="11pt" style:language-complex="ar" style:country-complex="SA" style:font-style-complex="italic"/>
    </style:style>
    <style:style style:name="T8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9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474cm" svg:height="28.646cm" svg:x="2.028cm" svg:y="0.527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2.919cm" svg:y1="25.103cm" svg:x2="2.919cm" svg:y2="26.648cm">
          <text:p/>
        </draw:line>
        <draw:line draw:style-name="gr3" draw:text-style-name="P7" svg:x1="2.04cm" svg:y1="25.125cm" svg:x2="20.483cm" svg:y2="25.125cm">
          <text:p/>
        </draw:line>
        <draw:line draw:style-name="gr3" draw:text-style-name="P7" svg:x1="4.062cm" svg:y1="25.132cm" svg:x2="4.062cm" svg:y2="29.156cm">
          <text:p/>
        </draw:line>
        <draw:line draw:style-name="gr3" draw:text-style-name="P7" svg:x1="6.572cm" svg:y1="25.152cm" svg:x2="6.572cm" svg:y2="29.156cm">
          <text:p/>
        </draw:line>
        <draw:line draw:style-name="gr3" draw:text-style-name="P7" svg:x1="8.089cm" svg:y1="25.152cm" svg:x2="8.089cm" svg:y2="29.156cm">
          <text:p/>
        </draw:line>
        <draw:line draw:style-name="gr3" draw:text-style-name="P7" svg:x1="9.098cm" svg:y1="25.139cm" svg:x2="9.098cm" svg:y2="29.142cm">
          <text:p/>
        </draw:line>
        <draw:line draw:style-name="gr3" draw:text-style-name="P7" svg:x1="16.669cm" svg:y1="26.652cm" svg:x2="16.671cm" svg:y2="27.643cm">
          <text:p/>
        </draw:line>
        <draw:line draw:style-name="gr4" draw:text-style-name="P7" svg:x1="2.04cm" svg:y1="28.162cm" svg:x2="9.079cm" svg:y2="28.162cm">
          <text:p/>
        </draw:line>
        <draw:line draw:style-name="gr4" draw:text-style-name="P7" svg:x1="2.04cm" svg:y1="28.666cm" svg:x2="9.079cm" svg:y2="28.666cm">
          <text:p/>
        </draw:line>
        <draw:frame draw:style-name="gr5" draw:text-style-name="P9" svg:width="0.814cm" svg:height="0.444cm" svg:x="2.077cm" svg:y="26.179cm">
          <draw:text-box>
            <text:p text:style-name="P8"><text:span text:style-name="T1">Изм.</text:span></text:p>
          </draw:text-box>
        </draw:frame>
        <draw:frame draw:style-name="gr5" draw:text-style-name="P8" svg:width="1.017cm" svg:height="0.444cm" svg:x="2.998cm" svg:y="26.179cm">
          <draw:text-box>
            <text:p text:style-name="P8"><text:span text:style-name="T2">Лист</text:span></text:p>
          </draw:text-box>
        </draw:frame>
        <draw:frame draw:style-name="gr5" draw:text-style-name="P10" svg:width="2.375cm" svg:height="0.444cm" svg:x="4.12cm" svg:y="26.179cm">
          <draw:text-box>
            <text:p text:style-name="P10"><text:span text:style-name="T2">№ </text:span><text:span text:style-name="T2">докум.</text:span></text:p>
          </draw:text-box>
        </draw:frame>
        <draw:frame draw:style-name="gr5" draw:text-style-name="P11" svg:width="1.415cm" svg:height="0.444cm" svg:x="6.628cm" svg:y="26.179cm">
          <draw:text-box>
            <text:p text:style-name="P10"><text:span text:style-name="T1">Подпись</text:span></text:p>
          </draw:text-box>
        </draw:frame>
        <draw:frame draw:style-name="gr5" draw:text-style-name="P10" svg:width="0.922cm" svg:height="0.444cm" svg:x="8.128cm" svg:y="26.179cm">
          <draw:text-box>
            <text:p text:style-name="P10"><text:span text:style-name="T2">Дата</text:span></text:p>
          </draw:text-box>
        </draw:frame>
        <draw:frame draw:style-name="gr5" draw:text-style-name="P13" svg:width="1.362cm" svg:height="0.442cm" svg:x="16.741cm" svg:y="26.677cm">
          <draw:text-box>
            <text:p text:style-name="P12"><text:span text:style-name="T3">Лист</text:span></text:p>
          </draw:text-box>
        </draw:frame>
        <draw:frame draw:style-name="gr5" draw:text-style-name="P8" svg:width="1.362cm" svg:height="0.442cm" svg:x="16.741cm" svg:y="27.201cm">
          <draw:text-box>
            <text:p text:style-name="P8"><text:span text:style-name="T4"><text:s/></text:span></text:p>
            <text:p text:style-name="P8"><text:span text:style-name="T4"/></text:p>
          </draw:text-box>
        </draw:frame>
        <draw:frame draw:style-name="gr5" draw:text-style-name="P15" svg:width="11.231cm" svg:height="0.682cm" svg:x="9.195cm" svg:y="25.565cm">
          <draw:text-box>
            <text:p text:style-name="P14"><text:span text:style-name="T5">КР-НГТУ-210200.62-(АВР 09-1)-08-12</text:span></text:p>
          </draw:text-box>
        </draw:frame>
        <draw:line draw:style-name="gr3" draw:text-style-name="P7" svg:x1="2.04cm" svg:y1="26.642cm" svg:x2="20.483cm" svg:y2="26.642cm">
          <text:p/>
        </draw:line>
        <draw:line draw:style-name="gr3" draw:text-style-name="P7" svg:x1="2.054cm" svg:y1="26.139cm" svg:x2="9.093cm" svg:y2="26.139cm">
          <text:p/>
        </draw:line>
        <draw:line draw:style-name="gr4" draw:text-style-name="P7" svg:x1="2.04cm" svg:y1="25.627cm" svg:x2="9.128cm" svg:y2="25.622cm">
          <text:p/>
        </draw:line>
        <draw:line draw:style-name="gr4" draw:text-style-name="P7" svg:x1="2.04cm" svg:y1="27.655cm" svg:x2="9.079cm" svg:y2="27.655cm">
          <text:p/>
        </draw:line>
        <draw:line draw:style-name="gr4" draw:text-style-name="P7" svg:x1="2.04cm" svg:y1="27.145cm" svg:x2="9.079cm" svg:y2="27.145cm">
          <text:p/>
        </draw:line>
        <draw:g draw:style-name="gr6">
          <draw:frame draw:style-name="gr5" draw:text-style-name="P10" svg:width="1.964cm" svg:height="0.442cm" svg:x="2.063cm" svg:y="26.693cm">
            <draw:text-box>
              <text:p text:style-name="P10"><text:span text:style-name="T2">Разраб.</text:span></text:p>
            </draw:text-box>
          </draw:frame>
          <draw:frame draw:style-name="gr5" draw:text-style-name="P10" svg:width="2.375cm" svg:height="0.442cm" svg:x="4.122cm" svg:y="26.693cm">
            <draw:text-box>
              <text:p text:style-name="P10"><text:span text:style-name="T6">Муртазина Е.В. </text:span></text:p>
            </draw:text-box>
          </draw:frame>
        </draw:g>
        <draw:g draw:style-name="gr6">
          <draw:frame draw:style-name="gr5" draw:text-style-name="P10" svg:width="1.964cm" svg:height="0.44cm" svg:x="2.063cm" svg:y="27.188cm">
            <draw:text-box>
              <text:p text:style-name="P10"><text:span text:style-name="T2">Провер.</text:span></text:p>
            </draw:text-box>
          </draw:frame>
          <draw:frame draw:style-name="gr5" draw:text-style-name="P10" svg:width="2.375cm" svg:height="0.44cm" svg:x="4.122cm" svg:y="27.188cm">
            <draw:text-box>
              <text:p text:style-name="P10"><text:span text:style-name="T6">Хапов Д.А</text:span></text:p>
            </draw:text-box>
          </draw:frame>
        </draw:g>
        <draw:g draw:style-name="gr6">
          <draw:frame draw:style-name="gr7" draw:text-style-name="P10" svg:width="1.964cm" svg:height="0.444cm" svg:x="2.063cm" svg:y="27.696cm">
            <draw:text-box>
              <text:p/>
            </draw:text-box>
          </draw:frame>
          <draw:custom-shape draw:style-name="gr8" draw:text-style-name="P6" svg:width="2.375cm" svg:height="0.444cm" svg:x="4.122cm" svg:y="27.698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0" svg:width="1.964cm" svg:height="0.444cm" svg:x="2.063cm" svg:y="28.192cm">
            <draw:text-box>
              <text:p text:style-name="P10"><text:span text:style-name="T2">Н. Контр.</text:span></text:p>
            </draw:text-box>
          </draw:frame>
          <draw:custom-shape draw:style-name="gr8" draw:text-style-name="P6" svg:width="2.375cm" svg:height="0.444cm" svg:x="4.122cm" svg:y="28.19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0" svg:width="1.964cm" svg:height="0.442cm" svg:x="2.063cm" svg:y="28.686cm">
            <draw:text-box>
              <text:p text:style-name="P10"><text:span text:style-name="T2"><text:s/></text:span><text:span text:style-name="T2">Утверд.</text:span></text:p>
            </draw:text-box>
          </draw:frame>
          <draw:custom-shape draw:style-name="gr8" draw:text-style-name="P6" svg:width="2.375cm" svg:height="0.442cm" svg:x="4.122cm" svg:y="28.687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7" svg:x1="15.155cm" svg:y1="26.652cm" svg:x2="15.155cm" svg:y2="29.143cm">
          <text:p/>
        </draw:line>
        <draw:frame draw:style-name="gr5" draw:text-style-name="P17" svg:width="5.813cm" svg:height="2.303cm" svg:x="9.219cm" svg:y="26.758cm">
          <draw:text-box>
            <text:p text:style-name="P16"><text:span text:style-name="T7">Содержание</text:span></text:p>
          </draw:text-box>
        </draw:frame>
        <draw:line draw:style-name="gr3" draw:text-style-name="P7" svg:x1="15.165cm" svg:y1="27.149cm" svg:x2="20.493cm" svg:y2="27.149cm">
          <text:p/>
        </draw:line>
        <draw:line draw:style-name="gr3" draw:text-style-name="P7" svg:x1="15.164cm" svg:y1="27.655cm" svg:x2="20.492cm" svg:y2="27.655cm">
          <text:p/>
        </draw:line>
        <draw:line draw:style-name="gr3" draw:text-style-name="P7" svg:x1="18.182cm" svg:y1="26.652cm" svg:x2="18.184cm" svg:y2="27.643cm">
          <text:p/>
        </draw:line>
        <draw:frame draw:style-name="gr7" draw:text-style-name="P18" svg:width="1.364cm" svg:height="0.442cm" svg:x="15.229cm" svg:y="26.677cm">
          <draw:text-box>
            <text:p/>
          </draw:text-box>
        </draw:frame>
        <draw:frame draw:style-name="gr5" draw:text-style-name="P8" svg:width="2.149cm" svg:height="0.442cm" svg:x="18.263cm" svg:y="26.677cm">
          <draw:text-box>
            <text:p text:style-name="P8"><text:span text:style-name="T4">Листов</text:span></text:p>
          </draw:text-box>
        </draw:frame>
        <draw:frame draw:style-name="gr5" draw:text-style-name="P15" svg:width="2.149cm" svg:height="0.44cm" svg:x="18.275cm" svg:y="27.186cm">
          <draw:text-box>
            <text:p text:style-name="P17"><text:span text:style-name="T8"><text:s/></text:span></text:p>
          </draw:text-box>
        </draw:frame>
        <draw:line draw:style-name="gr4" draw:text-style-name="P7" svg:x1="15.659cm" svg:y1="27.161cm" svg:x2="15.659cm" svg:y2="27.643cm">
          <text:p/>
        </draw:line>
        <draw:line draw:style-name="gr4" draw:text-style-name="P7" svg:x1="16.165cm" svg:y1="27.162cm" svg:x2="16.165cm" svg:y2="27.644cm">
          <text:p/>
        </draw:line>
        <draw:frame draw:style-name="gr5" draw:text-style-name="P15" svg:width="5.183cm" svg:height="0.629cm" svg:x="15.229cm" svg:y="28.058cm">
          <draw:text-box>
            <text:p text:style-name="P15"><text:span text:style-name="T9"><text:s/></text:span></text:p>
          </draw:text-box>
        </draw:frame>
      </draw:g>
      <text:p text:style-name="P1"/>
      <text:p text:style-name="P2">Содержание</text:p>
      <text:p text:style-name="P3">1 Задание на курсовую работу......................................................................................</text:p>
      <text:p text:style-name="P3">2 Анализ задания и выбор метода решения................................................................</text:p>
      <text:p text:style-name="P5">3 Расчет спектральных характеристик непериодического сигнала и определение активной ширины его спектра..................................................................................</text:p>
      <text:p text:style-name="P4">4 Расчет спектральных характеристик периодического сигнала.............................</text:p>
      <text:p text:style-name="P4">5 Синтез линейного фильтра и выбор ЭРИ................................................................</text:p>
      <text:p text:style-name="P4">6 Схема электрическая принципиальная и перечень элементов..............................</text:p>
      <text:p text:style-name="P4">7 Программа расчета эффективной ширины спектра................................................</text:p>
      <text:p text:style-name="P4">8 Литература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SOCPEUR1" svg:font-family="ISOCPEUR, Arial"/>
    <style:font-face style:name="IsOCPEUR" svg:font-family="IsOCPEUR, Arial"/>
    <style:font-face style:name="F" svg:font-family="" style:font-family-generic="roman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0T21:51:21.51</dc:date>
    <dc:creator>Ruslan Murtazin</dc:creator>
    <meta:editing-duration>PT26M34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53" meta:character-count="907"/>
  </office:meta>
</office:document-meta>
</file>